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acefe" officeooo:paragraph-rsid="001acefe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>
      <style:paragraph-properties fo:text-align="center" style:justify-single-word="false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f0fca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14f60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57ff1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d3a79" officeooo:paragraph-rsid="001d3a79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d3a79" officeooo:paragraph-rsid="001d3a79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0fca" officeooo:paragraph-rsid="001f0fca"/>
    </style:style>
    <style:style style:name="P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f0fca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14f60" officeooo:paragraph-rsid="00257ff1"/>
    </style:style>
    <style:style style:name="P1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684f" officeooo:paragraph-rsid="001f684f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f684f" officeooo:paragraph-rsid="001f684f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5f6c3" officeooo:paragraph-rsid="0025f6c3"/>
    </style:style>
    <style:style style:name="P2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21" style:family="paragraph" style:parent-style-name="Standard" style:master-page-name="master-page3">
      <style:paragraph-properties style:page-number="auto"/>
    </style:style>
    <style:style style:name="P22" style:family="paragraph" style:parent-style-name="List_20_Paragraph" style:list-style-name="WWNum1">
      <style:paragraph-properties fo:text-align="justify" style:justify-single-word="false"/>
    </style:style>
    <style:style style:name="P23" style:family="paragraph" style:parent-style-name="List_20_Paragraph" style:list-style-name="WWNum3">
      <style:paragraph-properties fo:text-align="justify" style:justify-single-word="false"/>
    </style:style>
    <style:style style:name="P24" style:family="paragraph" style:parent-style-name="List_20_Paragraph" style:list-style-name="WWNum3">
      <style:paragraph-properties fo:text-align="justify" style:justify-single-word="false"/>
      <style:text-properties officeooo:rsid="001bc7f1" officeooo:paragraph-rsid="001bc7f1"/>
    </style:style>
    <style:style style:name="P25" style:family="paragraph">
      <loext:graphic-properties draw:fill="solid" draw:fill-color="#ffffff"/>
      <style:paragraph-properties fo:text-align="start"/>
    </style:style>
    <style:style style:name="P26" style:family="paragraph">
      <loext:graphic-properties draw:fill="solid" draw:fill-color="#e4be84"/>
      <style:paragraph-properties fo:text-align="start"/>
    </style:style>
    <style:style style:name="P27" style:family="paragraph">
      <style:paragraph-properties fo:margin-top="0cm" fo:margin-bottom="0cm" fo:line-height="100%" fo:text-align="center"/>
    </style:style>
    <style:style style:name="P28" style:family="paragraph">
      <loext:graphic-properties draw:fill="none"/>
      <style:paragraph-properties fo:margin-top="0cm" fo:margin-bottom="0cm" fo:line-height="100%" fo:text-align="center"/>
    </style:style>
    <style:style style:name="T1" style:family="text">
      <style:text-properties style:font-name="Cambria" fo:font-size="18pt" style:font-size-asian="18pt" style:font-name-complex="Times New Roman" style:font-size-complex="18pt"/>
    </style:style>
    <style:style style:name="T2" style:family="text">
      <style:text-properties style:font-name="Cambria" fo:font-size="18pt" officeooo:rsid="001acefe" style:font-size-asian="18pt" style:font-name-complex="Times New Roman" style:font-size-complex="18pt"/>
    </style:style>
    <style:style style:name="T3" style:family="text">
      <style:text-properties officeooo:rsid="001f4d09"/>
    </style:style>
    <style:style style:name="T4" style:family="text">
      <style:text-properties officeooo:rsid="00265d3a"/>
    </style:style>
    <style:style style:name="T5" style:family="text">
      <style:text-properties officeooo:rsid="00214f60"/>
    </style:style>
    <style:style style:name="T6" style:family="text">
      <style:text-properties officeooo:rsid="00244155"/>
    </style:style>
    <style:style style:name="T7" style:family="text">
      <style:text-properties officeooo:rsid="001bc7f1"/>
    </style:style>
    <style:style style:name="T8" style:family="text">
      <style:text-properties officeooo:rsid="001d3a79"/>
    </style:style>
    <style:style style:name="T9" style:family="text">
      <style:text-properties officeooo:rsid="001f684f"/>
    </style:style>
    <style:style style:name="T10" style:family="text">
      <style:text-properties fo:font-style="italic" officeooo:rsid="001f684f" style:font-style-asian="italic" style:font-style-complex="italic"/>
    </style:style>
    <style:style style:name="T11" style:family="text">
      <style:text-properties officeooo:rsid="00257ff1"/>
    </style:style>
    <style:style style:name="T12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6">Eplouribousse</text:p>
      <text:p text:style-name="P6"/>
      <text:p text:style-name="P5"/>
      <text:p text:style-name="P6">Collaborative webapp for managing serials deduplication in libraries</text:p>
      <text:p text:style-name="P6"/>
      <text:p text:style-name="P2"/>
      <text:p text:style-name="P4">This guide is for deployers. User manual is also available (<text:span text:style-name="T6">User_Documentation)</text:span></text:p>
      <text:p text:style-name="P3"/>
      <text:list xml:id="list4981495476339723122" text:style-name="WWNum1">
        <text:list-item>
          <text:p text:style-name="P22">Sp<text:span text:style-name="T7">e</text:span>cifications</text:p>
        </text:list-item>
      </text:list>
      <text:p text:style-name="P7"/>
      <text:list xml:id="list6812264598740511453" text:style-name="WWNum3">
        <text:list-item>
          <text:p text:style-name="P23"><text:span text:style-name="T7">Language</text:span>: Python 3.5.2</text:p>
        </text:list-item>
        <text:list-item>
          <text:p text:style-name="P23">Framework : Django 2.2.12 (LTS)</text:p>
        </text:list-item>
        <text:list-item>
          <text:p text:style-name="P23">Templates : HTML5 et CSS3</text:p>
        </text:list-item>
        <text:list-item>
          <text:p text:style-name="P23"><text:span text:style-name="T7">No</text:span> CMS</text:p>
        </text:list-item>
        <text:list-item>
          <text:p text:style-name="P23"><text:span text:style-name="T7">Database </text:span>: sqlite3 <text:span text:style-name="T7">(eplouribousse.db)</text:span></text:p>
        </text:list-item>
        <text:list-item>
          <text:p text:style-name="P24">Use of send_mail() <text:span text:style-name="T6">and get_host() </text:span>method<text:span text:style-name="T6">s</text:span></text:p>
        </text:list-item>
        <text:list-item>
          <text:p text:style-name="P24">Use of <text:s/>Reportlab for pdf edition</text:p>
        </text:list-item>
      </text:list>
      <text:p text:style-name="P7"/>
      <text:p text:style-name="P7"/>
      <text:p text:style-name="P7"/>
      <text:list xml:id="list112557858851612" text:continue-list="list4981495476339723122" text:style-name="WWNum1">
        <text:list-item>
          <text:p text:style-name="P22">D<text:span text:style-name="T7">e</text:span>plo<text:span text:style-name="T8">y</text:span>ment</text:p>
        </text:list-item>
      </text:list>
      <text:p text:style-name="P7"/>
      <text:p text:style-name="P7"><text:tab/><text:span text:style-name="T8">For Django deployment issues see :</text:span></text:p>
      <text:p text:style-name="P7"/>
      <text:p text:style-name="P8"><text:a xlink:type="simple" xlink:href="https://docs.djangoproject.com/fr/2.0/howto/deployment/" text:style-name="Internet_20_link" text:visited-style-name="Visited_20_Internet_20_Link">https://docs.djangoproject.com/fr/2.0/howto/deployment/</text:a></text:p>
      <text:p text:style-name="P7"/>
      <text:p text:style-name="P7"/>
      <text:p text:style-name="P7"><text:bookmark text:name="_GoBack"/></text:p>
      <text:p text:style-name="P12">3. Current repositories :</text:p>
      <text:p text:style-name="P12"/>
      <text:p text:style-name="P13"/>
      <text:p text:style-name="P13"><text:a xlink:type="simple" xlink:href="https://github.com/GGre/eplouribounistra" text:style-name="Internet_20_link" text:visited-style-name="Visited_20_Internet_20_Link">https://github.com/GGre/eplouribounistra</text:a></text:p>
      <text:p text:style-name="P13"/>
      <text:p text:style-name="P13">or</text:p>
      <text:p text:style-name="P13"/>
      <text:p text:style-name="P13"><text:a xlink:type="simple" xlink:href="https://git.unistra.fr/gressot/yellow" text:style-name="Internet_20_link" text:visited-style-name="Visited_20_Internet_20_Link">https://git.unistra.fr/gressot/yellow</text:a></text:p>
      <text:p text:style-name="P13"/>
      <text:p text:style-name="P14">(They are the same ones)</text:p>
      <text:p text:style-name="P14"/>
      <text:p text:style-name="P14"/>
      <text:p text:style-name="P13"/>
      <text:p text:style-name="P12">4. Distribution :</text:p>
      <text:p text:style-name="P12"/>
      <text:p text:style-name="P9"><text:span text:style-name="T8"><text:tab/>Current repositories are done for a deployment with </text:span>Pydiplo<text:span text:style-name="T8">y, which is coded with python 2.7, so you need first to create a virtual environment in python 2.7 to work in it :</text:span></text:p>
      <text:p text:style-name="P9"><text:a xlink:type="simple" xlink:href="https://pypi.org/project/pydiploy/" text:style-name="Internet_20_link" text:visited-style-name="Visited_20_Internet_20_Link"/></text:p>
      <text:p text:style-name="P15"><text:a xlink:type="simple" xlink:href="https://pypi.org/project/pydiploy/" text:style-name="Internet_20_link" text:visited-style-name="Visited_20_Internet_20_Link"><text:span text:style-name="T8">https://pypi.org/project/pydiploy/</text:span></text:a></text:p>
      <text:p text:style-name="P15"/>
      <text:p text:style-name="P15"/>
      <text:p text:style-name="P11"><text:soft-page-break/><text:tab/><text:span text:style-name="T11">Don’t forget to :</text:span></text:p>
      <text:p text:style-name="P11"/>
      <text:p text:style-name="P16">- adapt fabfile.py to your situation,</text:p>
      <text:p text:style-name="P11">- <text:span text:style-name="T11">install report lab open source : </text:span>pip install reportlab</text:p>
      <text:p text:style-name="P11"/>
      <text:p text:style-name="P10"/>
      <text:p text:style-name="P10"><text:span text:style-name="T9"><text:tab/>If you test </text:span><text:span text:style-name="T10">eplouribousse</text:span><text:span text:style-name="T9"> with the development server, first don’t forget the following command line before to run server :</text:span></text:p>
      <text:p text:style-name="P12"/>
      <text:p text:style-name="P17">export DJANGO_SETTINGS_MODULE=eplouribousse.settings.dev</text:p>
      <text:p text:style-name="P18"/>
      <text:p text:style-name="P18"/>
      <text:p text:style-name="P19">5. Database settings : Look at the <text:a xlink:type="simple" xlink:href="https://github.com/GGre/eplouribounistra/blob/master/eplouribousse/static/doc/User_Documentation.pdf" text:style-name="Internet_20_link" text:visited-style-name="Visited_20_Internet_20_Link">User manual</text:a></text:p>
      <text:section text:style-name="Sect1" text:name="Section1" text:protected="true">
        <text:section-source xlink:href="../Deployment_and_Setting_Documentation.pdf"/>
        <text:p text:style-name="P21"/>
        <text:p text:style-name="P21"/>
        <text:p text:style-name="P21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-en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ffffff"/>
      <style:paragraph-properties fo:text-align="start"/>
    </style:style>
    <style:style style:name="MP3" style:family="paragraph">
      <loext:graphic-properties draw:fill="solid" draw:fill-color="#e4be84"/>
      <style:paragraph-properties fo:text-align="star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loext:graphic-properties draw:fill="none"/>
      <style:paragraph-properties fo:margin-top="0cm" fo:margin-bottom="0cm" fo:line-height="100%" fo:text-align="center"/>
    </style:style>
    <style:style style:name="MT1" style:family="text">
      <style:text-properties style:font-name="Cambria" fo:font-size="18pt" officeooo:rsid="001acefe" style:font-size-asian="18pt" style:font-name-complex="Times New Roman" style:font-size-complex="18pt"/>
    </style:style>
    <style:style style:name="MT2" style:family="text">
      <style:text-properties style:font-name="Cambria" fo:font-size="18pt" style:font-size-asian="18pt" style:font-name-complex="Times New Roman" style:font-size-complex="18pt"/>
    </style:style>
    <style:style style:name="MT3" style:family="text">
      <style:text-properties officeooo:rsid="001f4d09"/>
    </style:style>
    <style:style style:name="MT4" style:family="text">
      <style:text-properties officeooo:rsid="00265d3a"/>
    </style:style>
    <style:style style:name="MT5" style:family="text">
      <style:text-properties officeooo:rsid="00214f60"/>
    </style:style>
    <style:style style:name="MT6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M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M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0.99cm" fo:page-height="29.70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<text:span text:style-name="MT1">De</text:span><text:span text:style-name="MT2">plo</text:span><text:span text:style-name="MT1">y</text:span><text:span text:style-name="MT2">ment </text:span><text:span text:style-name="MT1">manual</text:span></text:p>
            </table:table-cell>
          </table:table-row>
        </table:table>
        <text:p text:style-name="Header"/>
      </style:header>
      <style:footer>
        <text:p text:style-name="Footer">Georges Gressot ; u<text:span text:style-name="MT3">pdated</text:span> : <text:span text:style-name="MT4">13/01</text:span>/20<text:span text:style-name="MT5">21</text:span><text:tab/><draw:g text:anchor-type="as-char" svg:y="0cm" draw:z-index="1" draw:style-name="Mgr1"><draw:custom-shape draw:name="AutoShape 3" draw:style-name="Mgr2" draw:text-style-name="MP2" svg:width="0.66cm" svg:height="1.525cm" draw:transform="rotate (1.5707963267949) translate (0cm 0.659694444444444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AutoShape 4" draw:style-name="Mgr3" draw:text-style-name="MP3" svg:width="0.523cm" svg:height="1.398cm" draw:transform="rotate (1.5707963267949) translate (0.0635cm 0.590902777777778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Text Box 5" draw:style-name="Mgr4" draw:text-style-name="MP5" svg:width="1.163cm" svg:height="0.509cm" svg:x="0.208cm" svg:y="0.097cm"><text:p text:style-name="MP4"><text:span text:style-name="M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el de déploiement</dc:title>
    <meta:initial-creator>GRESSOT Georges</meta:initial-creator>
    <meta:editing-cycles>20</meta:editing-cycles>
    <meta:print-date>2019-01-10T09:12:00</meta:print-date>
    <meta:creation-date>2018-12-14T08:52:00</meta:creation-date>
    <dc:date>2021-01-27T11:25:03.357607502</dc:date>
    <meta:editing-duration>PT55M56S</meta:editing-duration>
    <meta:generator>LibreOffice/5.1.6.2$Linux_x86 LibreOffice_project/10m0$Build-2</meta:generator>
    <meta:document-statistic meta:table-count="1" meta:image-count="0" meta:object-count="0" meta:page-count="6" meta:paragraph-count="30" meta:word-count="176" meta:character-count="1226" meta:non-whitespace-character-count="10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805D33C.dotm" xlink:href=""/>
  </office:meta>
</office:document-meta>
</file>